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331d8d">
      <style:text-properties fo:font-size="96pt"/>
    </style:style>
    <style:style style:family="table" style:name="Table1">
      <style:table-properties fo:margin-left="-0.191cm" style:width="15.748cm" style:writing-mode="lr-tb" table:align="left"/>
    </style:style>
    <style:style style:family="table-column" style:name="Table1.A">
      <style:table-column-properties style:column-width="6.541cm"/>
    </style:style>
    <style:style style:family="table-column" style:name="Table1.B">
      <style:table-column-properties style:column-width="1.588cm"/>
    </style:style>
    <style:style style:family="table-column" style:name="Table1.C">
      <style:table-column-properties style:column-width="1.905cm"/>
    </style:style>
    <style:style style:family="table-column" style:name="Table1.D">
      <style:table-column-properties style:column-width="5.715cm"/>
    </style:style>
    <style:style style:family="table-row" style:name="Table1.1">
      <style:table-row-properties fo:keep-together="auto"/>
    </style:style>
    <style:style style:family="table-cell" style:name="Table1.A1">
      <style:table-cell-properties fo:border-bottom="0.5pt solid #000000" fo:border-left="none" fo:border-right="none" fo:border-top="0.5pt solid #000000" fo:padding-bottom="0cm" fo:padding-left="0.191cm" fo:padding-right="0.191cm" fo:padding-top="0cm" style:vertical-align="top" style:writing-mode="lr-tb"/>
    </style:style>
    <style:style style:family="paragraph" style:name="P1" style:parent-style-name="Header">
      <style:paragraph-properties fo:line-height="0.423cm" fo:margin-bottom="0.141cm" fo:margin-left="11.502cm" fo:margin-right="-1.15cm" fo:margin-top="0cm" fo:text-indent="0cm" style:auto-text-indent="false" style:contextual-spacing="false">
        <style:tab-stops/>
      </style:paragraph-properties>
    </style:style>
    <style:style style:family="paragraph" style:name="P2" style:parent-style-name="Text_20_body">
      <style:text-properties style:font-name-complex="Arial"/>
    </style:style>
    <style:style style:family="paragraph" style:name="P3" style:parent-style-name="Text_20_body">
      <style:paragraph-properties fo:keep-with-next="always" fo:margin-left="0cm" fo:margin-right="0cm" fo:text-indent="0cm" style:auto-text-indent="false"/>
    </style:style>
    <style:style style:family="paragraph" style:name="P4" style:parent-style-name="Text_20_body">
      <style:paragraph-properties fo:keep-with-next="always" fo:margin-left="0cm" fo:margin-right="0cm" fo:text-indent="0cm" style:auto-text-indent="false" style:snap-to-layout-grid="false"/>
    </style:style>
    <style:style style:family="paragraph" style:name="P5" style:parent-style-name="Text_20_body">
      <style:paragraph-properties fo:keep-with-next="always" fo:margin-left="0cm" fo:margin-right="0cm" fo:text-indent="0cm" style:auto-text-indent="false"/>
      <style:text-properties fo:country="US" fo:language="en" style:country-asian="US" style:language-asian="en"/>
    </style:style>
    <style:style style:family="paragraph" style:master-page-name="First_20_Page" style:name="P6" style:parent-style-name="Heading_20_1">
      <style:paragraph-properties style:page-number="auto"/>
    </style:style>
    <style:style style:family="paragraph" style:list-style-name="WW8Num7" style:name="P7" style:parent-style-name="Text_20_body">
      <style:text-properties fo:font-weight="bold" style:font-size-complex="9pt" style:font-weight-asian="bold"/>
    </style:style>
    <style:style style:family="paragraph" style:list-style-name="WW8Num7" style:name="P8" style:parent-style-name="Text_20_body">
      <style:paragraph-properties>
        <style:tab-stops>
          <style:tab-stop style:position="1.27cm"/>
        </style:tab-stops>
      </style:paragraph-properties>
      <style:text-properties fo:font-weight="bold" style:font-weight-asian="bold"/>
    </style:style>
    <style:style style:family="text" style:name="T1">
      <style:text-properties style:text-underline-color="font-color" style:text-underline-style="solid" style:text-underline-width="auto"/>
    </style:style>
    <style:style style:family="text" style:name="T2">
      <style:text-properties fo:country="US" fo:language="en" style:country-asian="US" style:language-asian="en" style:text-underline-color="font-color" style:text-underline-style="solid" style:text-underline-width="auto"/>
    </style:style>
    <style:style style:family="text" style:name="T3">
      <style:text-properties style:font-name-asian="Arial"/>
    </style:style>
    <style:style style:family="text" style:name="T4"/>
  </office:automatic-styles>
  <office:body>
    <office:text>
      <office:forms form:apply-design-mode="false" form:automatic-focus="false"/>
      <text:variable-decls>
        <text:variable-decl office:value-type="string" text:name="Client"/>
        <text:variable-decl office:value-type="string" text:name="Project"/>
        <text:variable-decl office:value-type="string" text:name="Author"/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is-list-header="true" text:outline-level="1" text:style-name="P6"><text:span text:style-name="a331d8d">dummdidum</text:span></text:h>
      <text:list text:style-name="WW8Num7" xml:id="list33640001">
        <text:list-item>
          <text:p text:style-name="P7">quakmitsosse</text:p>
        </text:list-item>
      </text:list>
      <text:p text:style-name="AngabeErsteSeite">wer<text:tab/><field:fieldmark-start field:type="vnd.oasis.opendocument.field.FORMTEXT" text:name="__Fieldmark__2478_767433065"><field:param field:name="Description" field:value=""/><field:param field:name="Name" field:value="Text8"/></field:fieldmark-start><text:span text:style-name="T1">     </text:span><field:fieldmark-end/><text:bookmark-start text:name="WWSetBkmk1"/><text:span text:style-name="T1"><text:variable-input office:string-value="Kundenname" office:value-type="string" text:description="Kunden (nicht Projekt) eingeben …" text:display="none" text:formula="ooow:Kundenname" text:name="Client"/></text:span><text:bookmark-end text:name="WWSetBkmk1"/></text:p>
      <text:p text:style-name="AngabeErsteSeite">wer<text:tab/><field:fieldmark-start field:type="vnd.oasis.opendocument.field.FORMTEXT" text:name="__Fieldmark__2491_767433065"><field:param field:name="Description" field:value=""/><field:param field:name="Name" field:value="Text4"/></field:fieldmark-start><text:span text:style-name="T2">     </text:span><field:fieldmark-end/><text:bookmark-start text:name="WWSetBkmk2"/><text:variable-input office:string-value="Projektname/nr." office:value-type="string" text:description="Projekt eingeben …" text:display="none" text:formula="ooow:Projektname/nr." text:name="Project"/><text:bookmark-end text:name="WWSetBkmk2"/></text:p>
      <text:p text:style-name="AngabeErsteSeite">wer<text:tab/><text:bookmark-start text:name="Text6"/><text:bookmark-start text:name="WWSetBkmk3"/><text:span text:style-name="T1"><text:variable-input office:string-value="Vorname Nachname" office:value-type="string" text:description="Autor eingeben " text:display="none" text:formula="ooow:Vorname Nachname" text:name="Author"/></text:span><text:bookmark-end text:name="WWSetBkmk3"/><field:fieldmark-start field:type="vnd.oasis.opendocument.field.FORMTEXT" text:name="__Fieldmark__2509_767433065"><field:param field:name="Description" field:value=""/><field:param field:name="Name" field:value="Text6"/></field:fieldmark-start><text:span text:style-name="T2">     </text:span><field:fieldmark-end/><text:bookmark-end text:name="Text6"/></text:p>
      <text:p text:style-name="AngabeErsteSeite">wer<text:tab/><text:bookmark-start text:name="WWSetBkmk4"/><text:span text:style-name="T1"><text:variable-input office:string-value="13.11.2008" office:value-type="string" text:description="Datum eingeben …" text:display="none" text:formula="ooow:13.11.2008" text:name="Date"/></text:span><text:bookmark-end text:name="WWSetBkmk4"/><field:fieldmark-start field:type="vnd.oasis.opendocument.field.FORMTEXT" text:name="__Fieldmark__2524_767433065"><field:param field:name="Description" field:value=""/><field:param field:name="Name" field:value="Text7"/></field:fieldmark-start><text:span text:style-name="T2">     </text:span><field:fieldmark-end/></text:p>
      <text:p text:style-name="Text_20_body"/>
      <text:list text:continue-numbering="true" text:style-name="WW8Num7" xml:id="list33648633">
        <text:list-item>
          <text:p text:style-name="P7">lalala</text:p>
          <text:list>
            <text:list-item>
              <text:p text:style-name="P8">uiui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office:value-type="string" table:style-name="Table1.A1">
            <text:p text:style-name="P4"/>
          </table:table-cell>
          <table:table-cell office:value-type="string" table:style-name="Table1.A1">
            <text:p text:style-name="P3">Ja</text:p>
          </table:table-cell>
          <table:table-cell office:value-type="string" table:style-name="Table1.A1">
            <text:p text:style-name="P3">Nein</text:p>
          </table:table-cell>
          <table:table-cell office:value-type="string" table:style-name="Table1.A1">
            <text:p text:style-name="P3">Bemerkung</text:p>
          </table:table-cell>
        </table:table-row>
        <table:table-row table:style-name="Table1.1">
          <table:table-cell office:value-type="string" table:style-name="Table1.A1">
            <text:p text:style-name="P3">asd</text:p>
          </table:table-cell>
          <table:table-cell office:value-type="string" table:style-name="Table1.A1">
            <text:p text:style-name="P3"><field:fieldmark field:type="vnd.oasis.opendocument.field.FORMCHECKBOX" text:name="__Fieldmark__2550_767433065"><field:param field:name="Checkbox_HelpText" field:value=""/><field:param field:name="Checkbox_Name" field:value="Kontrollkästchen26"/></field:fieldmark></text:p>
          </table:table-cell>
          <table:table-cell office:value-type="string" table:style-name="Table1.A1">
            <text:p text:style-name="P3"><field:fieldmark field:type="vnd.oasis.opendocument.field.FORMCHECKBOX" text:name="__Fieldmark__2555_767433065"><field:param field:name="Checkbox_Checked" field:value="true"/><field:param field:name="Checkbox_HelpText" field:value=""/><field:param field:name="Checkbox_Name" field:value="Kontrollkästchen26"/></field:fieldmark></text:p>
          </table:table-cell>
          <table:table-cell office:value-type="string" table:style-name="Table1.A1">
            <text:p text:style-name="P5"><field:fieldmark-start field:type="vnd.oasis.opendocument.field.FORMTEXT" text:name="__Fieldmark__2561_767433065"><field:param field:name="Description" field:value=""/><field:param field:name="Name" field:value="Text10"/></field:fieldmark-start><field:fieldmark-end/></text:p>
          </table:table-cell>
        </table:table-row>
        <table:table-row table:style-name="Table1.1">
          <table:table-cell office:value-type="string" table:style-name="Table1.A1">
            <text:p text:style-name="Text_20_body">asd</text:p>
          </table:table-cell>
          <table:table-cell office:value-type="string" table:style-name="Table1.A1">
            <text:p text:style-name="P3"><field:fieldmark field:type="vnd.oasis.opendocument.field.FORMCHECKBOX" text:name="__Fieldmark__2569_767433065"><field:param field:name="Checkbox_HelpText" field:value=""/><field:param field:name="Checkbox_Name" field:value=""/></field:fieldmark></text:p>
          </table:table-cell>
          <table:table-cell office:value-type="string" table:style-name="Table1.A1">
            <text:p text:style-name="P3"><field:fieldmark field:type="vnd.oasis.opendocument.field.FORMCHECKBOX" text:name="__Fieldmark__2574_767433065"><field:param field:name="Checkbox_HelpText" field:value=""/><field:param field:name="Checkbox_Name" field:value="Kontrollkästchen26"/></field:fieldmark></text:p>
          </table:table-cell>
          <table:table-cell office:value-type="string" table:style-name="Table1.A1">
            <text:p text:style-name="P5"><field:fieldmark-start field:type="vnd.oasis.opendocument.field.FORMTEXT" text:name="__Fieldmark__2582_767433065"><field:param field:name="Description" field:value=""/><field:param field:name="Name" field:value="Text11"/></field:fieldmark-start><text:span text:style-name="T3">    </text:span> <field:fieldmark-end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orphans="2" fo:widows="2" style:line-height-at-least="0.494cm" style:writing-mode="lr-tb"/>
      <style:text-properties fo:country="DE" fo:font-size="9pt" fo:language="de" style:country-complex="SA" style:font-name="Arial" style:font-name-asian="Times New Roman" style:font-name-complex="Arial" style:font-size-asian="9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margin-bottom="0.282cm" fo:margin-top="0.423cm" style:contextual-spacing="false" style:line-height-at-least="0.564cm"/>
      <style:text-properties fo:font-size="15pt" fo:letter-spacing="-0.011cm" style:font-name-complex="Arial" style:font-size-asian="15pt" style:font-size-complex="16pt" style:font-weight-complex="bold" style:letter-kerning="true"/>
    </style:style>
    <style:style style:class="text" style:display-name="Text body" style:family="paragraph" style:name="Text_20_body" style:parent-style-name="Standard">
      <style:paragraph-properties fo:margin-bottom="0.212cm" fo:margin-left="0cm" fo:margin-right="3.33cm" fo:margin-top="0cm" fo:text-indent="0cm" style:auto-text-indent="false" style:contextual-spacing="false" style:line-height-at-least="0.494cm"/>
      <style:text-properties style:font-name="Arial" style:font-name-complex="Arial" style:font-size-complex="8pt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next-style-name="Text_20_body" style:parent-style-name="Standard">
      <style:paragraph-properties fo:margin-bottom="0.423cm" fo:margin-top="0.423cm" style:contextual-spacing="false"/>
      <style:text-properties style:font-name="Arial" style:font-name-complex="Arial" style:font-size-complex="10pt" style:font-weight-complex="bold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Standard">
      <style:paragraph-properties fo:break-before="page" fo:hyphenation-ladder-count="no-limit" fo:keep-with-next="always" fo:line-height="0.564cm" fo:margin-bottom="0.282cm" fo:margin-top="0.423cm" style:contextual-spacing="false"/>
      <style:text-properties fo:font-size="14pt" fo:hyphenate="false" fo:hyphenation-push-char-count="2" fo:hyphenation-remain-char-count="2" fo:letter-spacing="-0.007cm" style:font-name="Arial" style:font-name-complex="Arial" style:font-size-asian="14pt" style:font-size-complex="14pt" style:font-weight-complex="bold" style:letter-kerning="true"/>
    </style:style>
    <style:style style:class="text" style:default-outline-level="2" style:display-name="Heading 2" style:family="paragraph" style:name="Heading_20_2" style:next-style-name="Text_20_body" style:parent-style-name="Standard">
      <style:paragraph-properties fo:keep-with-next="always" fo:margin-bottom="0.212cm" fo:margin-top="0.423cm" style:contextual-spacing="false"/>
      <style:text-properties fo:font-size="12pt" style:font-name="Arial" style:font-name-complex="Arial" style:font-size-asian="12pt" style:font-size-complex="14pt" style:font-style-complex="italic" style:font-weight-complex="bold"/>
    </style:style>
    <style:style style:class="text" style:default-outline-level="3" style:display-name="Heading 3" style:family="paragraph" style:name="Heading_20_3" style:next-style-name="Text_20_body" style:parent-style-name="Text_20_body">
      <style:paragraph-properties fo:keep-with-next="always" fo:margin-bottom="0.106cm" fo:margin-top="0.423cm" style:contextual-spacing="false"/>
      <style:text-properties fo:country="GB" fo:font-size="10pt" fo:language="en" style:font-name-complex="Arial" style:font-size-asian="10pt" style:font-size-complex="10pt" style:font-weight-complex="bold"/>
    </style:style>
    <style:style style:class="text" style:display-name="Heading 4" style:family="paragraph" style:name="Heading_20_4" style:next-style-name="Text_20_body" style:parent-style-name="Text_20_body">
      <style:paragraph-properties fo:keep-with-next="always" fo:margin-bottom="0.212cm" fo:margin-top="0.423cm" style:contextual-spacing="false"/>
      <style:text-properties fo:country="GB" fo:language="en" style:font-size-complex="8.5pt" style:font-weight-complex="bold"/>
    </style:style>
    <style:style style:class="text" style:display-name="Heading 5" style:family="paragraph" style:name="Heading_20_5" style:next-style-name="Text_20_body" style:parent-style-name="Text_20_body">
      <style:paragraph-properties fo:line-height="0.423cm" fo:margin-bottom="0.212cm" fo:margin-top="0.423cm" style:contextual-spacing="false"/>
      <style:text-properties style:text-underline-color="font-color" style:text-underline-style="solid" style:text-underline-width="auto"/>
    </style:style>
    <style:style style:class="text" style:display-name="Heading 6" style:family="paragraph" style:name="Heading_20_6" style:next-style-name="Standard" style:parent-style-name="Standard">
      <style:paragraph-properties fo:margin-bottom="0.106cm" fo:margin-top="0.423cm" style:contextual-spacing="false"/>
      <style:text-properties fo:color="#999999" fo:font-weight="bold" style:font-name="Arial" style:font-name-complex="Arial" style:font-size-complex="11pt" style:font-weight-asian="bold" style:font-weight-complex="bold"/>
    </style:style>
    <style:style style:class="text" style:display-name="Heading 7" style:family="paragraph" style:name="Heading_20_7" style:next-style-name="Standard" style:parent-style-name="Standard">
      <style:paragraph-properties fo:margin-bottom="0.106cm" fo:margin-top="0.423cm" style:contextual-spacing="false"/>
    </style:style>
    <style:style style:class="text" style:display-name="Heading 8" style:family="paragraph" style:name="Heading_20_8" style:next-style-name="Standard" style:parent-style-name="Standard">
      <style:paragraph-properties fo:margin-bottom="0.106cm" fo:margin-top="0.423cm" style:contextual-spacing="false"/>
      <style:text-properties style:font-style-complex="italic"/>
    </style:style>
    <style:style style:class="text" style:display-name="Heading 9" style:family="paragraph" style:name="Heading_20_9" style:next-style-name="Standard" style:parent-style-name="Standard">
      <style:paragraph-properties fo:margin-bottom="0.106cm" fo:margin-top="0.423cm" style:contextual-spacing="false"/>
      <style:text-properties style:font-name-complex="Arial" style:font-size-complex="11pt"/>
    </style:style>
    <style:style style:family="paragraph" style:list-style-name="WW8Num6" style:name="Aufzählungszeichen" style:parent-style-name="Text_20_body">
      <style:paragraph-properties fo:margin-bottom="0.071cm" fo:margin-top="0.141cm" style:contextual-spacing="false"/>
    </style:style>
    <style:style style:class="extra"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KopfzeileAnfangAbstand" style:next-style-name="Header" style:parent-style-name="Standard">
      <style:paragraph-properties fo:margin-bottom="0cm" fo:margin-left="11.502cm" fo:margin-right="0cm" fo:margin-top="1.482cm" fo:text-indent="0cm" style:auto-text-indent="false" style:contextual-spacing="false" style:line-height-at-least="0.423cm"/>
      <style:text-properties fo:font-size="8pt" style:font-size-asian="8pt" style:font-size-complex="8.5pt"/>
    </style:style>
    <style:style style:class="extra" style:family="paragraph" style:name="Footer" style:parent-style-name="Standard">
      <style:paragraph-properties style:line-height-at-least="0.494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AngabeErsteSeite" style:parent-style-name="Text_20_body">
      <style:paragraph-properties fo:margin-left="2.221cm" fo:margin-right="3.33cm" fo:text-indent="-2.221cm" style:auto-text-indent="false"/>
    </style:style>
    <style:style style:class="index" style:display-name="Contents 1" style:family="paragraph" style:name="Contents_20_1" style:next-style-name="Standard" style:parent-style-name="Standard">
      <style:paragraph-properties fo:margin-left="0.531cm" fo:margin-right="3.33cm" fo:text-indent="-0.531cm" style:auto-text-indent="false" style:line-height-at-least="0.494c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class="index" style:display-name="Contents 2" style:family="paragraph" style:name="Contents_20_2" style:next-style-name="Standard" style:parent-style-name="Standard">
      <style:paragraph-properties fo:margin-left="1.591cm" fo:margin-right="0cm" fo:text-indent="-1.06cm" style:auto-text-indent="false" style:line-height-at-least="0.494cm">
        <style:tab-stops>
          <style:tab-stop style:position="16.612cm" style:type="right"/>
        </style:tab-stops>
      </style:paragraph-properties>
      <style:text-properties style:font-size-complex="11pt" style:font-weight-complex="bold"/>
    </style:style>
    <style:style style:class="index" style:display-name="Contents 3" style:family="paragraph" style:name="Contents_20_3" style:next-style-name="Standard" style:parent-style-name="Standard">
      <style:paragraph-properties fo:margin-left="3.041cm" fo:margin-right="0cm" fo:text-indent="-1.45cm" style:auto-text-indent="false" style:line-height-at-least="0.423cm">
        <style:tab-stops>
          <style:tab-stop style:position="16.612cm" style:type="right"/>
        </style:tab-stops>
      </style:paragraph-properties>
      <style:text-properties style:font-size-complex="10pt"/>
    </style:style>
    <style:style style:class="index" style:display-name="Contents 4" style:family="paragraph" style:name="Contents_20_4" style:next-style-name="Standard" style:parent-style-name="Standard">
      <style:paragraph-properties fo:margin-left="3.041cm" fo:margin-right="0cm" fo:text-indent="0cm" style:auto-text-indent="false" style:line-height-at-least="0.423cm">
        <style:tab-stops>
          <style:tab-stop style:position="3.701cm"/>
          <style:tab-stop style:position="16.612cm" style:type="right"/>
        </style:tab-stops>
      </style:paragraph-properties>
      <style:text-properties style:font-size-complex="10pt"/>
    </style:style>
    <style:style style:family="paragraph" style:name="Gliederungstitel" style:next-style-name="Text_20_body" style:parent-style-name="Heading">
      <style:paragraph-properties fo:margin-bottom="0.423cm" fo:margin-top="0.423cm" style:contextual-spacing="false" style:line-height-at-least="0.564cm"/>
      <style:text-properties fo:font-size="14pt" style:font-size-asian="14pt"/>
    </style:style>
    <style:style style:class="index" style:display-name="Contents 5" style:family="paragraph" style:name="Contents_20_5" style:next-style-name="Standard" style:parent-style-name="Standard">
      <style:paragraph-properties fo:margin-left="1.27cm" fo:margin-right="0cm" fo:text-indent="0cm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6" style:family="paragraph" style:name="Contents_20_6" style:next-style-name="Standard" style:parent-style-name="Standard">
      <style:paragraph-properties fo:margin-left="1.588cm" fo:margin-right="0cm" fo:text-indent="0cm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7" style:family="paragraph" style:name="Contents_20_7" style:next-style-name="Standard" style:parent-style-name="Standard">
      <style:paragraph-properties fo:margin-left="1.905cm" fo:margin-right="0cm" fo:text-indent="0cm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8" style:family="paragraph" style:name="Contents_20_8" style:next-style-name="Standard" style:parent-style-name="Standard">
      <style:paragraph-properties fo:margin-left="2.223cm" fo:margin-right="0cm" fo:text-indent="0cm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9" style:family="paragraph" style:name="Contents_20_9" style:next-style-name="Standard" style:parent-style-name="Standard">
      <style:paragraph-properties fo:margin-left="2.54cm" fo:margin-right="0cm" fo:text-indent="0cm" style:auto-text-indent="false"/>
      <style:text-properties fo:font-size="10pt" style:font-name="Times New Roman" style:font-name-complex="Times New Roman" style:font-size-asian="10pt" style:font-size-complex="10pt"/>
    </style:style>
    <style:style style:display-name="Aufzählung 1 folgende" style:family="paragraph" style:list-style-name="" style:name="Aufzählung_20_1_20_folgende" style:parent-style-name="Aufzählungszeichen">
      <style:paragraph-properties fo:margin-bottom="0.071cm" fo:margin-left="0.3cm" fo:margin-right="0cm" fo:margin-top="0cm" fo:text-indent="0cm" style:auto-text-indent="false" style:contextual-spacing="false"/>
    </style:style>
    <style:style style:class="list" style:display-name="Numbering 1" style:family="paragraph" style:list-style-name="WW8Num8" style:name="Numbering_20_1" style:parent-style-name="Aufzählungszeichen"/>
    <style:style style:display-name="Aufzählungszeichen 2" style:family="paragraph" style:list-style-name="WW8Num9" style:name="Aufzählungszeichen_20_2" style:parent-style-name="Aufzählungszeichen"/>
    <style:style style:display-name="Nummerierung 1 folgende" style:family="paragraph" style:list-style-name="" style:name="Nummerierung_20_1_20_folgende" style:parent-style-name="Numbering_20_1">
      <style:paragraph-properties fo:margin-bottom="0.071cm" fo:margin-left="0.531cm" fo:margin-right="0cm" fo:margin-top="0cm" fo:text-indent="0cm" style:auto-text-indent="false" style:contextual-spacing="false"/>
    </style:style>
    <style:style style:display-name="Einbettung Tabelle" style:family="paragraph" style:name="Einbettung_20_Tabelle" style:next-style-name="Text_20_body" style:parent-style-name="Text_20_body">
      <style:paragraph-properties fo:margin-left="0.318cm" fo:margin-right="0.123cm" fo:text-indent="0cm" style:auto-text-indent="false"/>
    </style:style>
    <style:style style:display-name="Tabelle Überschrift" style:family="paragraph" style:name="Tabelle_20_Überschrift" style:parent-style-name="Standard">
      <style:paragraph-properties fo:margin-bottom="0.141cm" fo:margin-left="-0.019cm" fo:margin-right="0cm" fo:margin-top="0.071cm" fo:text-indent="0cm" style:auto-text-indent="false" style:contextual-spacing="false"/>
      <style:text-properties fo:font-weight="bold" style:font-size-complex="8.5pt" style:font-weight-asian="bold"/>
    </style:style>
    <style:style style:display-name="Tabelle Preis" style:family="paragraph" style:name="Tabelle_20_Preis" style:parent-style-name="Standard">
      <style:paragraph-properties fo:margin-bottom="0.141cm" fo:margin-left="-0.019cm" fo:margin-right="0.22cm" fo:margin-top="0.071cm" fo:text-align="end" fo:text-indent="0cm" style:auto-text-indent="false" style:contextual-spacing="false" style:justify-single-word="false"/>
      <style:text-properties style:font-size-complex="8pt"/>
    </style:style>
    <style:style style:family="paragraph" style:name="Sprechblasentext" style:parent-style-name="Standard">
      <style:text-properties fo:font-size="8pt" style:font-name="Tahoma" style:font-name-complex="Tahoma" style:font-size-asian="8pt" style:font-size-complex="8pt"/>
    </style:style>
    <style:style style:family="paragraph" style:name="SourceAbsatz" style:parent-style-name="Text_20_body">
      <style:paragraph-properties fo:margin-left="0cm" fo:margin-right="0.439cm" fo:text-indent="0cm" style:auto-text-indent="false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pt" fo:language="en" style:font-name="Courier New" style:font-name-complex="Courier New" style:font-size-asian="10pt" style:font-size-complex="10pt"/>
    </style:style>
    <style:style style:display-name="Titel klein" style:family="paragraph" style:name="Titel_20_klein" style:next-style-name="Heading" style:parent-style-name="Heading">
      <style:text-properties fo:font-size="13pt" style:font-size-asian="13pt"/>
    </style:style>
    <style:style style:display-name="Zitat Absatz" style:family="paragraph" style:name="Zitat_20_Absatz" style:parent-style-name="Text_20_body">
      <style:paragraph-properties fo:margin-left="0.953cm" fo:margin-right="3.33cm" fo:text-indent="0cm" style:auto-text-indent="false"/>
    </style:style>
    <style:style style:display-name="Fuß/-Endnotenüberschrift" style:family="paragraph" style:name="Fuß_2f_-Endnotenüberschrift" style:next-style-name="Standard" style:parent-style-name="Standard">
      <style:text-properties style:font-name="Arial" style:font-name-complex="Arial"/>
    </style:style>
    <style:style style:class="extra" style:family="paragraph" style:name="Footnote" style:parent-style-name="Standard">
      <style:paragraph-properties fo:line-height="0.388cm" fo:margin-left="0.319cm" fo:margin-right="0cm" fo:text-indent="-0.319cm" style:auto-text-indent="false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Zwischentitel" style:next-style-name="Text_20_body" style:parent-style-name="Heading">
      <style:text-properties fo:font-size="12pt" style:font-size-asian="12pt" style:font-size-complex="12pt"/>
    </style:style>
    <style:style style:display-name="Tabelle Fett" style:family="paragraph" style:name="Tabelle_20_Fett" style:parent-style-name="Standard">
      <style:paragraph-properties fo:margin-bottom="0.071cm" fo:margin-left="-0.019cm" fo:margin-right="0cm" fo:margin-top="0.141cm" fo:text-indent="0cm" style:auto-text-indent="false" style:contextual-spacing="false"/>
      <style:text-properties fo:font-weight="bold" style:font-size-complex="8pt" style:font-weight-asian="bold"/>
    </style:style>
    <style:style style:display-name="Tabelle Überschrift rechts" style:family="paragraph" style:name="Tabelle_20_Überschrift_20_rechts" style:parent-style-name="Tabelle_20_Überschrift">
      <style:paragraph-properties fo:margin-left="-0.019cm" fo:margin-right="0.22cm" fo:text-align="end" fo:text-indent="0cm" style:auto-text-indent="false" style:justify-single-word="false"/>
      <style:text-properties fo:country="GB" fo:language="en"/>
    </style:style>
    <style:style style:family="paragraph" style:name="Adresse" style:parent-style-name="Text_20_body">
      <style:paragraph-properties fo:margin-bottom="0cm" fo:margin-top="0cm" style:contextual-spacing="false" style:line-height-at-least="0.423cm">
        <style:tab-stops>
          <style:tab-stop style:position="1.801cm"/>
        </style:tab-stops>
      </style:paragraph-properties>
    </style:style>
    <style:style style:family="paragraph" style:name="Anrede" style:next-style-name="Text_20_body" style:parent-style-name="Text_20_body">
      <style:paragraph-properties fo:margin-bottom="0.423cm" fo:margin-top="0cm" style:contextual-spacing="false"/>
    </style:style>
    <style:style style:family="paragraph" style:name="Betreff" style:parent-style-name="Text_20_body">
      <style:paragraph-properties fo:margin-left="0cm" fo:margin-right="0.439cm" fo:text-indent="0cm" style:auto-text-indent="false"/>
    </style:style>
    <style:style style:class="text" style:family="paragraph" style:name="Salutation" style:next-style-name="Unterschriften" style:parent-style-name="Text_20_body">
      <style:paragraph-properties fo:margin-bottom="0.212cm" fo:margin-top="0.706cm" style:contextual-spacing="false"/>
    </style:style>
    <style:style style:family="paragraph" style:name="Unterschriften" style:next-style-name="Text_20_body" style:parent-style-name="Text_20_body">
      <style:paragraph-properties fo:margin-bottom="0.212cm" fo:margin-top="1.905cm" style:contextual-spacing="false">
        <style:tab-stops>
          <style:tab-stop style:position="6.001cm"/>
        </style:tab-stops>
      </style:paragraph-properties>
    </style:style>
    <style:style style:family="paragraph" style:name="Anlage" style:next-style-name="Text_20_body" style:parent-style-name="Text_20_body">
      <style:paragraph-properties fo:margin-bottom="0.212cm" fo:margin-top="0.706cm" style:contextual-spacing="false"/>
      <style:text-properties fo:font-weight="bold" style:font-weight-asian="bold"/>
    </style:style>
    <style:style style:family="paragraph" style:name="Verteilerliste" style:parent-style-name="Standard">
      <style:paragraph-properties fo:margin-left="6.352cm" fo:margin-right="1.08cm" fo:text-indent="-4.131cm" style:auto-text-indent="false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complex="8pt"/>
    </style:style>
    <style:style style:family="paragraph" style:name="Memo-Überschrift" style:next-style-name="Text_20_body" style:parent-style-name="Text_20_body">
      <style:paragraph-properties fo:margin-bottom="0.212cm" fo:margin-top="0.212cm" style:contextual-spacing="false"/>
      <style:text-properties fo:font-weight="bold" style:font-weight-asian="bold"/>
    </style:style>
    <style:style style:family="paragraph" style:name="Memo-Gliederung" style:next-style-name="Text_20_body" style:parent-style-name="Text_20_body">
      <style:paragraph-properties fo:margin-bottom="0.212cm" fo:margin-top="0.212cm" style:contextual-spacing="false"/>
      <style:text-properties fo:font-size="12pt" style:font-size-asian="12pt"/>
    </style:style>
    <style:style style:family="paragraph" style:name="Vertrag-Paragraph" style:next-style-name="Vertrag-Paragraph_20_folgende" style:parent-style-name="Text_20_body">
      <style:paragraph-properties fo:margin-left="0.801cm" fo:margin-right="3.33cm" fo:text-indent="-0.801cm" style:auto-text-indent="false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Vertrag-Nummerierung 1" style:family="paragraph" style:list-style-name="WW8Num10" style:name="Vertrag-Nummerierung_20_1" style:parent-style-name="Aufzählungszeichen"/>
    <style:style style:display-name="Vertrag-Nummerierung 1 folgende" style:family="paragraph" style:list-style-name="" style:name="Vertrag-Nummerierung_20_1_20_folgende" style:parent-style-name="Vertrag-Nummerierung_20_1">
      <style:paragraph-properties fo:margin-left="1.33cm" fo:margin-right="0cm" fo:text-indent="0cm" style:auto-text-indent="false"/>
    </style:style>
    <style:style style:family="paragraph" style:name="Hilfstext" style:next-style-name="Text_20_body" style:parent-style-name="Text_20_body">
      <style:text-properties fo:color="#ff00ff" fo:font-weight="bold" style:font-size-complex="8.5pt" style:font-weight-asian="bold"/>
    </style:style>
    <style:style style:display-name="Bild eingefügt" style:family="paragraph" style:name="Bild_20_eingefügt" style:parent-style-name="Text_20_body">
      <style:paragraph-properties fo:line-height="100%" fo:margin-bottom="0cm" fo:margin-top="0cm" style:contextual-spacing="false"/>
      <style:text-properties fo:color="#ff00ff" fo:font-size="14pt" fo:font-style="italic" style:font-size-asian="14pt" style:font-size-complex="14pt" style:font-style-asian="italic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cm"/>
          <style:tab-stop style:position="16.612cm" style:type="right"/>
        </style:tab-stops>
      </style:paragraph-properties>
      <style:text-properties style:font-name="Arial" style:font-name-complex="Arial"/>
    </style:style>
    <style:style style:class="list" style:display-name="Numbering 2" style:family="paragraph" style:list-style-name="WW8Num2" style:name="Numbering_20_2" style:parent-style-name="Nummerierung_20_1_20_folgende"/>
    <style:style style:default-outline-level="" style:display-name="Überschrift 1 a" style:family="paragraph" style:list-style-name="" style:name="Überschrift_20_1_20_a" style:next-style-name="Text_20_body" style:parent-style-name="Heading_20_1">
      <style:paragraph-properties fo:break-after="auto" fo:break-before="auto"/>
    </style:style>
    <style:style style:display-name="Aufzählung 2 folgende" style:family="paragraph" style:name="Aufzählung_20_2_20_folgende" style:parent-style-name="Aufzählung_20_1_20_folgende">
      <style:paragraph-properties fo:margin-left="0.6cm" fo:margin-right="0cm" fo:text-indent="0cm" style:auto-text-indent="false"/>
    </style:style>
    <style:style style:class="list" style:display-name="Numbering 3" style:family="paragraph" style:list-style-name="WW8Num3" style:name="Numbering_20_3" style:parent-style-name="Numbering_20_2">
      <style:paragraph-properties>
        <style:tab-stops>
          <style:tab-stop style:position="1.651cm"/>
        </style:tab-stops>
      </style:paragraph-properties>
    </style:style>
    <style:style style:family="paragraph" style:name="Dokumentstruktur" style:parent-style-name="Standard">
      <style:paragraph-properties fo:background-color="#000080">
        <style:background-image/>
      </style:paragraph-properties>
      <style:text-properties fo:font-size="10pt" style:font-name="Tahoma" style:font-name-complex="Tahoma" style:font-size-asian="10pt" style:font-size-complex="10pt"/>
    </style:style>
    <style:style style:display-name="Aufzählungszeichen 3" style:family="paragraph" style:list-style-name="WW8Num1" style:name="Aufzählungszeichen_20_3" style:parent-style-name="Aufzählungszeichen_20_2"/>
    <style:style style:class="extra" style:family="paragraph" style:name="Table" style:parent-style-name="Text_20_body">
      <style:paragraph-properties fo:margin-bottom="0.141cm" fo:margin-left="0cm" fo:margin-right="0cm" fo:margin-top="0.071cm" fo:text-indent="0cm" style:auto-text-indent="false" style:contextual-spacing="false"/>
    </style:style>
    <style:style style:family="paragraph" style:name="TextkörperNachAufzählung" style:next-style-name="Text_20_body" style:parent-style-name="Text_20_body">
      <style:paragraph-properties fo:margin-bottom="0.212cm" fo:margin-top="0.212cm" style:contextual-spacing="false"/>
      <style:text-properties style:font-size-complex="8pt"/>
    </style:style>
    <style:style style:display-name="Tabelle Nummerierung" style:family="paragraph" style:name="Tabelle_20_Nummerierung" style:parent-style-name="Numbering_20_1">
      <style:paragraph-properties fo:margin-bottom="0.141cm" fo:margin-left="0cm" fo:margin-right="0cm" fo:margin-top="0.071cm" fo:text-indent="0cm" style:auto-text-indent="false" style:contextual-spacing="false"/>
    </style:style>
    <style:style style:display-name="Tabelle Aufzählung" style:family="paragraph" style:name="Tabelle_20_Aufzählung" style:parent-style-name="Aufzählungszeichen">
      <style:paragraph-properties fo:margin-bottom="0.141cm" fo:margin-left="0cm" fo:margin-right="0cm" fo:margin-top="0.071cm" fo:text-indent="0cm" style:auto-text-indent="false" style:contextual-spacing="false"/>
    </style:style>
    <style:style style:display-name="Nummerierung 2 folgende" style:family="paragraph" style:list-style-name="" style:name="Nummerierung_20_2_20_folgende" style:parent-style-name="Numbering_20_2">
      <style:paragraph-properties fo:margin-left="1.06cm" fo:margin-right="0cm" fo:text-indent="0cm" style:auto-text-indent="false"/>
    </style:style>
    <style:style style:display-name="Vertrag-Paragraph folgende" style:family="paragraph" style:name="Vertrag-Paragraph_20_folgende" style:parent-style-name="Vertrag-Paragraph">
      <style:paragraph-properties fo:margin-left="0.801cm" fo:margin-right="3.33cm" fo:text-indent="0cm" style:auto-text-indent="false"/>
      <style:text-properties fo:font-weight="normal" style:font-weight-asian="normal"/>
    </style:style>
    <style:style style:family="paragraph" style:name="RGV-Überschrift" style:next-style-name="Standard" style:parent-style-name="Standard">
      <style:paragraph-properties fo:margin-bottom="0cm" fo:margin-top="0.212cm" style:contextual-spacing="false"/>
      <style:text-properties fo:font-size="12pt" fo:font-weight="bold" style:font-name-complex="Arial" style:font-size-asian="12pt" style:font-weight-asian="bold" style:font-weight-complex="bold"/>
    </style:style>
    <style:style style:display-name="Vertrag Nummerierung 2" style:family="paragraph" style:list-style-name="WW8Num4" style:name="Vertrag_20_Nummerierung_20_2" style:parent-style-name="Aufzählungszeichen"/>
    <style:style style:display-name="Vertrag-Nummerierung 3" style:family="paragraph" style:list-style-name="WW8Num12" style:name="Vertrag-Nummerierung_20_3" style:parent-style-name="Aufzählungszeichen"/>
    <style:style style:display-name="Vertrag-Nummerierung 2 folgende" style:family="paragraph" style:list-style-name="" style:name="Vertrag-Nummerierung_20_2_20_folgende" style:parent-style-name="Vertrag_20_Nummerierung_20_2">
      <style:paragraph-properties fo:margin-left="1.861cm" fo:margin-right="0cm" fo:text-indent="0cm" style:auto-text-indent="false"/>
    </style:style>
    <style:style style:display-name="Vertrag-Nummerierung 3 folgende" style:family="paragraph" style:list-style-name="" style:name="Vertrag-Nummerierung_20_3_20_folgende" style:parent-style-name="Vertrag-Nummerierung_20_3">
      <style:paragraph-properties fo:margin-left="2.39cm" fo:margin-right="0cm" fo:text-indent="0cm" style:auto-text-indent="false"/>
    </style:style>
    <style:style style:display-name="Tabelle rechts" style:family="paragraph" style:name="Tabelle_20_rechts" style:parent-style-name="Table">
      <style:paragraph-properties fo:text-align="end" style:justify-single-word="false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text" style:name="WW8Num1z0">
      <style:text-properties fo:font-size="9pt" fo:font-style="normal" fo:font-weight="normal" style:font-name="Arial" style:font-name-complex="Arial" style:font-size-asian="9pt" style:font-style-asian="normal" style:font-weight-asian="normal"/>
    </style:style>
    <style:style style:family="text" style:name="WW8Num2z0">
      <style:text-properties fo:color="#000000"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2ztrue"/>
    <style:style style:family="text" style:name="WW8Num3z0">
      <style:text-properties fo:color="#000000" fo:font-size="9pt" fo:font-style="normal" fo:font-weight="normal" style:font-size-asian="9pt" style:font-size-complex="9pt" style:font-style-asian="normal" style:font-weight-asian="normal"/>
    </style:style>
    <style:style style:family="text" style:name="WW8Num3ztrue"/>
    <style:style style:family="text" style:name="WW8Num4z0">
      <style:text-properties fo:color="#000000"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4ztrue"/>
    <style:style style:family="text" style:name="WW8Num5zfalse"/>
    <style:style style:family="text" style:name="WW8Num5ztrue"/>
    <style:style style:family="text" style:name="WW8Num6z0">
      <style:text-properties fo:font-size="9pt" fo:font-style="normal" fo:font-weight="normal" style:font-name="Arial" style:font-name-complex="Arial" style:font-size-asian="9pt" style:font-style-asian="normal" style:font-weight-asian="normal"/>
    </style:style>
    <style:style style:family="text" style:name="WW8Num6z1">
      <style:text-properties style:font-name="Courier New" style:font-name-complex="Courier New"/>
    </style:style>
    <style:style style:family="text" style:name="WW8Num6z2">
      <style:text-properties style:font-name="Wingdings" style:font-name-complex="Wingdings"/>
    </style:style>
    <style:style style:family="text" style:name="WW8Num6z3">
      <style:text-properties style:font-name="Symbol" style:font-name-complex="Symbol"/>
    </style:style>
    <style:style style:family="text" style:name="WW8Num7z0">
      <style:text-properties fo:font-size="11pt" style:font-size-asian="11pt" style:font-size-complex="11pt"/>
    </style:style>
    <style:style style:family="text" style:name="WW8Num7z1">
      <style:text-properties fo:font-size="9pt" style:font-size-asian="9pt" style:font-size-complex="9pt"/>
    </style:style>
    <style:style style:family="text" style:name="WW8Num7ztrue"/>
    <style:style style:family="text" style:name="WW8Num8z0">
      <style:text-properties fo:font-size="9pt" style:font-name="Arial" style:font-name-complex="Arial" style:font-size-asian="9pt"/>
    </style:style>
    <style:style style:family="text" style:name="WW8Num8ztrue"/>
    <style:style style:family="text" style:name="WW8Num9z0">
      <style:text-properties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9z2">
      <style:text-properties style:font-name="Wingdings" style:font-name-complex="Wingdings"/>
    </style:style>
    <style:style style:family="text" style:name="WW8Num9z3">
      <style:text-properties style:font-name="Symbol" style:font-name-complex="Symbol"/>
    </style:style>
    <style:style style:family="text" style:name="WW8Num9z4">
      <style:text-properties style:font-name="Courier New" style:font-name-complex="Courier New"/>
    </style:style>
    <style:style style:family="text" style:name="WW8Num10z0">
      <style:text-properties fo:font-size="9pt" style:font-name="Arial" style:font-name-complex="Arial" style:font-size-asian="9pt" style:font-size-complex="9pt"/>
    </style:style>
    <style:style style:family="text" style:name="WW8Num10z1">
      <style:text-properties style:font-name="Courier New" style:font-name-complex="Courier New"/>
    </style:style>
    <style:style style:family="text" style:name="WW8Num10z2">
      <style:text-properties style:font-name="Wingdings" style:font-name-complex="Wingdings"/>
    </style:style>
    <style:style style:family="text" style:name="WW8Num10z3">
      <style:text-properties style:font-name="Symbol" style:font-name-complex="Symbol"/>
    </style:style>
    <style:style style:family="text" style:name="WW8Num11z0">
      <style:text-properties fo:font-size="11pt" style:font-size-asian="11pt" style:font-size-complex="11pt"/>
    </style:style>
    <style:style style:family="text" style:name="WW8Num11z1">
      <style:text-properties fo:font-size="9pt" style:font-size-asian="9pt" style:font-size-complex="9pt"/>
    </style:style>
    <style:style style:family="text" style:name="WW8Num11ztrue"/>
    <style:style style:family="text" style:name="WW8Num12z0">
      <style:text-properties fo:color="#000000" fo:font-size="9pt" fo:font-style="normal" fo:font-weight="normal" style:font-size-asian="9pt" style:font-size-complex="9pt" style:font-style-asian="normal" style:font-weight-asian="normal"/>
    </style:style>
    <style:style style:family="text" style:name="WW8Num12ztrue"/>
    <style:style style:family="text" style:name="Absatz-Standardschriftart"/>
    <style:style style:display-name="Textkörper Zchn" style:family="text" style:name="Textkörper_20_Zchn">
      <style:text-properties fo:country="DE" fo:font-size="9pt" fo:language="de" style:country-complex="SA" style:font-name="Arial" style:font-name-complex="Arial" style:font-size-asian="9pt" style:font-size-complex="8pt" style:language-complex="ar"/>
    </style:style>
    <style:style style:display-name="Text klein" style:family="text" style:name="Text_20_klein">
      <style:text-properties fo:font-size="8.5pt" style:font-size-asian="8.5pt" style:font-size-complex="8.5pt"/>
    </style:style>
    <style:style style:display-name="Aufzählungszeichen Zchn" style:family="text" style:name="Aufzählungszeichen_20_Zchn" style:parent-style-name="Textkörper_20_Zchn"/>
    <style:style style:display-name="Page Number" style:family="text" style:name="Page_20_Number">
      <style:text-properties fo:font-size="8pt" style:font-name="Arial" style:font-name-complex="Arial" style:font-size-asian="8pt"/>
    </style:style>
    <style:style style:display-name="Internet link" style:family="text" style:name="Internet_20_link">
      <style:text-properties fo:color="#0000ff" fo:font-size="9pt" style:font-name="Arial" style:font-name-complex="Arial" style:font-size-asian="9pt" style:text-underline-color="font-color" style:text-underline-style="solid" style:text-underline-width="auto"/>
    </style:style>
    <style:style style:display-name="Aufzählung 1 folgende Zchn Zchn" style:family="text" style:name="Aufzählung_20_1_20_folgende_20_Zchn_20_Zchn" style:parent-style-name="Aufzählungszeichen_20_Zchn"/>
    <style:style style:display-name="Aufzählungszeichen 2 Zchn" style:family="text" style:name="Aufzählungszeichen_20_2_20_Zchn" style:parent-style-name="Aufzählungszeichen_20_Zchn"/>
    <style:style style:family="text" style:name="Emphasize">
      <style:text-properties fo:font-weight="bold" style:font-weight-asian="bold"/>
    </style:style>
    <style:style style:family="text" style:name="Sourcecode">
      <style:text-properties fo:font-size="10pt" style:font-name="Courier New" style:font-name-complex="Courier New" style:font-size-asian="10pt" style:font-size-complex="11pt"/>
    </style:style>
    <style:style style:display-name="Nummerierung 1 Zchn Zchn" style:family="text" style:name="Nummerierung_20_1_20_Zchn_20_Zchn" style:parent-style-name="Aufzählungszeichen_20_Zchn"/>
    <style:style style:display-name="Nummerierung 1 folgende Zchn Zchn" style:family="text" style:name="Nummerierung_20_1_20_folgende_20_Zchn_20_Zchn" style:parent-style-name="Nummerierung_20_1_20_Zchn_20_Zchn"/>
    <style:style style:display-name="Vertrag-Paragraph Zchn" style:family="text" style:name="Vertrag-Paragraph_20_Zchn">
      <style:text-properties fo:country="DE" fo:font-size="9pt" fo:font-weight="bold" fo:language="de" style:country-complex="SA" style:font-name="Arial" style:font-name-complex="Arial" style:font-size-asian="9pt" style:font-size-complex="8pt" style:font-weight-asian="bold" style:language-complex="ar"/>
    </style:style>
    <style:style style:display-name="TextkörperNachAufzählung Zchn Zchn" style:family="text" style:name="TextkörperNachAufzählung_20_Zchn_20_Zchn" style:parent-style-name="Textkörper_20_Zchn"/>
    <style:style style:display-name="Aufzählung 2 folgende Zchn Zchn" style:family="text" style:name="Aufzählung_20_2_20_folgende_20_Zchn_20_Zchn" style:parent-style-name="Aufzählung_20_1_20_folgende_20_Zchn_20_Zchn"/>
    <style:style style:display-name="Hilfstext Zchn" style:family="text" style:name="Hilfstext_20_Zchn">
      <style:text-properties fo:color="#ff00ff" fo:country="DE" fo:font-size="9pt" fo:font-weight="bold" fo:language="de" style:country-complex="SA" style:font-name="Arial" style:font-name-complex="Arial" style:font-size-asian="9pt" style:font-size-complex="8.5pt" style:font-weight-asian="bold" style:language-complex="ar"/>
    </style:style>
    <style:style style:display-name="Vertrag-Paragraph folgende Zchn" style:family="text" style:name="Vertrag-Paragraph_20_folgende_20_Zchn" style:parent-style-name="Vertrag-Paragraph_20_Zchn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1" style:num-suffix="." text:level="1" text:style-name="WW8Num5zfalse">
        <style:list-level-properties text:list-level-position-and-space-mode="label-alignment">
          <style:list-level-label-alignment fo:margin-left="0.75cm" fo:text-indent="-0.75cm" text:label-followed-by="listtab" text:list-tab-stop-position="0.75cm"/>
        </style:list-level-properties>
      </text:outline-level-style>
      <text:outline-level-style style:num-format="1" text:display-levels="2" text:level="2" text:style-name="WW8Num5ztrue">
        <style:list-level-properties text:list-level-position-and-space-mode="label-alignment">
          <style:list-level-label-alignment fo:margin-left="1.199cm" fo:text-indent="-1.199cm" text:label-followed-by="listtab" text:list-tab-stop-position="1.199cm"/>
        </style:list-level-properties>
      </text:outline-level-style>
      <text:outline-level-style style:num-format="1" text:display-levels="3" text:level="3" text:style-name="WW8Num5ztrue">
        <style:list-level-properties text:list-level-position-and-space-mode="label-alignment">
          <style:list-level-label-alignment fo:margin-left="1.3cm" fo:text-indent="-1.3cm" text:label-followed-by="listtab" text:list-tab-stop-position="1.3cm"/>
        </style:list-level-properties>
      </text:outline-level-style>
      <text:outline-level-style style:num-format="1" text:display-levels="4" text:level="4" text:style-name="WW8Num5ztrue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1" text:display-levels="5" text:level="5" text:style-name="WW8Num5ztrue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1" text:display-levels="6" text:level="6" text:style-name="WW8Num5ztrue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1" text:display-levels="7" text:level="7" text:style-name="WW8Num5ztrue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1" text:display-levels="8" text:level="8" text:style-name="WW8Num5ztrue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1" text:display-levels="9" text:level="9" text:style-name="WW8Num5ztrue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name="WW8Num1" text:consecutive-numbering="true">
      <text:list-level-style-bullet text:bullet-char="_" text:level="1" text:style-name="WW8Num1z0">
        <style:list-level-properties text:list-level-position-and-space-mode="label-alignment">
          <style:list-level-label-alignment fo:margin-left="0.9cm" fo:text-indent="-0.3cm" text:label-followed-by="listtab" text:list-tab-stop-position="0.9cm"/>
        </style:list-level-properties>
        <style:text-properties style:font-name="Aria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2" text:consecutive-numbering="true">
      <text:list-level-style-number style:num-format="a" style:num-letter-sync="true" style:num-suffix="." text:level="1" text:style-name="WW8Num2z0">
        <style:list-level-properties text:list-level-position-and-space-mode="label-alignment">
          <style:list-level-label-alignment fo:margin-left="1.06cm" fo:text-indent="-0.529cm" text:label-followed-by="listtab" text:list-tab-stop-position="0.531cm"/>
        </style:list-level-properties>
      </text:list-level-style-number>
      <text:list-level-style-number style:num-format="a" style:num-letter-sync="true" style:num-suffix="." text:level="2" text:style-name="WW8Num2ztrue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i" style:num-suffix="." text:level="3" text:style-name="WW8Num2ztrue">
        <style:list-level-properties fo:text-align="end" text:list-level-position-and-space-mode="label-alignment">
          <style:list-level-label-alignment fo:margin-left="3.81cm" fo:text-indent="-0.318cm" text:label-followed-by="listtab" text:list-tab-stop-position="3.81cm"/>
        </style:list-level-properties>
      </text:list-level-style-number>
      <text:list-level-style-number style:num-format="1" style:num-suffix="." text:level="4" text:style-name="WW8Num2ztrue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a" style:num-letter-sync="true" style:num-suffix="." text:level="5" text:style-name="WW8Num2ztrue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i" style:num-suffix="." text:level="6" text:style-name="WW8Num2ztrue">
        <style:list-level-properties fo:text-align="end" text:list-level-position-and-space-mode="label-alignment">
          <style:list-level-label-alignment fo:margin-left="7.62cm" fo:text-indent="-0.318cm" text:label-followed-by="listtab" text:list-tab-stop-position="7.62cm"/>
        </style:list-level-properties>
      </text:list-level-style-number>
      <text:list-level-style-number style:num-format="1" style:num-suffix="." text:level="7" text:style-name="WW8Num2ztrue">
        <style:list-level-properties text:list-level-position-and-space-mode="label-alignment">
          <style:list-level-label-alignment fo:margin-left="8.89cm" fo:text-indent="-0.635cm" text:label-followed-by="listtab" text:list-tab-stop-position="8.89cm"/>
        </style:list-level-properties>
      </text:list-level-style-number>
      <text:list-level-style-number style:num-format="a" style:num-letter-sync="true" style:num-suffix="." text:level="8" text:style-name="WW8Num2ztrue">
        <style:list-level-properties text:list-level-position-and-space-mode="label-alignment">
          <style:list-level-label-alignment fo:margin-left="10.16cm" fo:text-indent="-0.635cm" text:label-followed-by="listtab" text:list-tab-stop-position="10.16cm"/>
        </style:list-level-properties>
      </text:list-level-style-number>
      <text:list-level-style-number style:num-format="i" style:num-suffix="." text:level="9" text:style-name="WW8Num2ztrue">
        <style:list-level-properties fo:text-align="end" text:list-level-position-and-space-mode="label-alignment">
          <style:list-level-label-alignment fo:margin-left="11.43cm" fo:text-indent="-0.318cm" text:label-followed-by="listtab" text:list-tab-stop-position="11.43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3" text:consecutive-numbering="true">
      <text:list-level-style-number style:num-format="i" style:num-suffix="." text:level="1" text:style-name="WW8Num3z0">
        <style:list-level-properties text:list-level-position-and-space-mode="label-alignment">
          <style:list-level-label-alignment fo:margin-left="1.591cm" fo:text-indent="-0.531cm" text:label-followed-by="listtab" text:list-tab-stop-position="0.531cm"/>
        </style:list-level-properties>
      </text:list-level-style-number>
      <text:list-level-style-number style:num-format="a" style:num-letter-sync="true" style:num-suffix="." text:level="2" text:style-name="WW8Num3ztrue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i" style:num-suffix="." text:level="3" text:style-name="WW8Num3ztrue">
        <style:list-level-properties fo:text-align="end" text:list-level-position-and-space-mode="label-alignment">
          <style:list-level-label-alignment fo:margin-left="3.81cm" fo:text-indent="-0.318cm" text:label-followed-by="listtab" text:list-tab-stop-position="3.81cm"/>
        </style:list-level-properties>
      </text:list-level-style-number>
      <text:list-level-style-number style:num-format="1" style:num-suffix="." text:level="4" text:style-name="WW8Num3ztrue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a" style:num-letter-sync="true" style:num-suffix="." text:level="5" text:style-name="WW8Num3ztrue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i" style:num-suffix="." text:level="6" text:style-name="WW8Num3ztrue">
        <style:list-level-properties fo:text-align="end" text:list-level-position-and-space-mode="label-alignment">
          <style:list-level-label-alignment fo:margin-left="7.62cm" fo:text-indent="-0.318cm" text:label-followed-by="listtab" text:list-tab-stop-position="7.62cm"/>
        </style:list-level-properties>
      </text:list-level-style-number>
      <text:list-level-style-number style:num-format="1" style:num-suffix="." text:level="7" text:style-name="WW8Num3ztrue">
        <style:list-level-properties text:list-level-position-and-space-mode="label-alignment">
          <style:list-level-label-alignment fo:margin-left="8.89cm" fo:text-indent="-0.635cm" text:label-followed-by="listtab" text:list-tab-stop-position="8.89cm"/>
        </style:list-level-properties>
      </text:list-level-style-number>
      <text:list-level-style-number style:num-format="a" style:num-letter-sync="true" style:num-suffix="." text:level="8" text:style-name="WW8Num3ztrue">
        <style:list-level-properties text:list-level-position-and-space-mode="label-alignment">
          <style:list-level-label-alignment fo:margin-left="10.16cm" fo:text-indent="-0.635cm" text:label-followed-by="listtab" text:list-tab-stop-position="10.16cm"/>
        </style:list-level-properties>
      </text:list-level-style-number>
      <text:list-level-style-number style:num-format="i" style:num-suffix="." text:level="9" text:style-name="WW8Num3ztrue">
        <style:list-level-properties fo:text-align="end" text:list-level-position-and-space-mode="label-alignment">
          <style:list-level-label-alignment fo:margin-left="11.43cm" fo:text-indent="-0.318cm" text:label-followed-by="listtab" text:list-tab-stop-position="11.43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4" text:consecutive-numbering="true">
      <text:list-level-style-number style:num-format="a" style:num-letter-sync="true" style:num-suffix="." text:level="1" text:style-name="WW8Num4z0">
        <style:list-level-properties text:list-level-position-and-space-mode="label-alignment">
          <style:list-level-label-alignment fo:margin-left="1.861cm" fo:text-indent="-0.531cm" text:label-followed-by="listtab" text:list-tab-stop-position="1.861cm"/>
        </style:list-level-properties>
      </text:list-level-style-number>
      <text:list-level-style-number style:num-format="a" style:num-letter-sync="true" style:num-suffix="." text:level="2" text:style-name="WW8Num4ztrue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i" style:num-suffix="." text:level="3" text:style-name="WW8Num4ztrue">
        <style:list-level-properties fo:text-align="end" text:list-level-position-and-space-mode="label-alignment">
          <style:list-level-label-alignment fo:margin-left="3.81cm" fo:text-indent="-0.318cm" text:label-followed-by="listtab" text:list-tab-stop-position="3.81cm"/>
        </style:list-level-properties>
      </text:list-level-style-number>
      <text:list-level-style-number style:num-format="1" style:num-suffix="." text:level="4" text:style-name="WW8Num4ztrue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a" style:num-letter-sync="true" style:num-suffix="." text:level="5" text:style-name="WW8Num4ztrue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i" style:num-suffix="." text:level="6" text:style-name="WW8Num4ztrue">
        <style:list-level-properties fo:text-align="end" text:list-level-position-and-space-mode="label-alignment">
          <style:list-level-label-alignment fo:margin-left="7.62cm" fo:text-indent="-0.318cm" text:label-followed-by="listtab" text:list-tab-stop-position="7.62cm"/>
        </style:list-level-properties>
      </text:list-level-style-number>
      <text:list-level-style-number style:num-format="1" style:num-suffix="." text:level="7" text:style-name="WW8Num4ztrue">
        <style:list-level-properties text:list-level-position-and-space-mode="label-alignment">
          <style:list-level-label-alignment fo:margin-left="8.89cm" fo:text-indent="-0.635cm" text:label-followed-by="listtab" text:list-tab-stop-position="8.89cm"/>
        </style:list-level-properties>
      </text:list-level-style-number>
      <text:list-level-style-number style:num-format="a" style:num-letter-sync="true" style:num-suffix="." text:level="8" text:style-name="WW8Num4ztrue">
        <style:list-level-properties text:list-level-position-and-space-mode="label-alignment">
          <style:list-level-label-alignment fo:margin-left="10.16cm" fo:text-indent="-0.635cm" text:label-followed-by="listtab" text:list-tab-stop-position="10.16cm"/>
        </style:list-level-properties>
      </text:list-level-style-number>
      <text:list-level-style-number style:num-format="i" style:num-suffix="." text:level="9" text:style-name="WW8Num4ztrue">
        <style:list-level-properties fo:text-align="end" text:list-level-position-and-space-mode="label-alignment">
          <style:list-level-label-alignment fo:margin-left="11.43cm" fo:text-indent="-0.318cm" text:label-followed-by="listtab" text:list-tab-stop-position="11.43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5">
      <text:list-level-style-number style:num-format="1" style:num-suffix="." text:level="1" text:style-name="WW8Num5zfalse">
        <style:list-level-properties text:list-level-position-and-space-mode="label-alignment">
          <style:list-level-label-alignment fo:margin-left="0.75cm" fo:text-indent="-0.75cm" text:label-followed-by="listtab" text:list-tab-stop-position="0.75cm"/>
        </style:list-level-properties>
      </text:list-level-style-number>
      <text:list-level-style-number style:num-format="1" text:display-levels="2" text:level="2" text:style-name="WW8Num5ztrue">
        <style:list-level-properties text:list-level-position-and-space-mode="label-alignment">
          <style:list-level-label-alignment fo:margin-left="1.199cm" fo:text-indent="-1.199cm" text:label-followed-by="listtab" text:list-tab-stop-position="1.199cm"/>
        </style:list-level-properties>
      </text:list-level-style-number>
      <text:list-level-style-number style:num-format="1" text:display-levels="3" text:level="3" text:style-name="WW8Num5ztrue">
        <style:list-level-properties text:list-level-position-and-space-mode="label-alignment">
          <style:list-level-label-alignment fo:margin-left="1.3cm" fo:text-indent="-1.3cm" text:label-followed-by="listtab" text:list-tab-stop-position="1.3cm"/>
        </style:list-level-properties>
      </text:list-level-style-number>
      <text:list-level-style-number style:num-format="1" text:display-levels="4" text:level="4" text:style-name="WW8Num5ztrue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list-level-style-number>
      <text:list-level-style-number style:num-format="1" text:display-levels="5" text:level="5" text:style-name="WW8Num5ztrue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list-level-style-number>
      <text:list-level-style-number style:num-format="1" text:display-levels="6" text:level="6" text:style-name="WW8Num5ztrue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list-level-style-number>
      <text:list-level-style-number style:num-format="1" text:display-levels="7" text:level="7" text:style-name="WW8Num5ztrue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list-level-style-number>
      <text:list-level-style-number style:num-format="1" text:display-levels="8" text:level="8" text:style-name="WW8Num5ztrue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list-level-style-number>
      <text:list-level-style-number style:num-format="1" text:display-levels="9" text:level="9" text:style-name="WW8Num5ztrue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6" text:consecutive-numbering="true">
      <text:list-level-style-bullet text:bullet-char="_" text:level="1" text:style-name="WW8Num6z0">
        <style:list-level-properties text:list-level-position-and-space-mode="label-alignment">
          <style:list-level-label-alignment fo:margin-left="0.3cm" fo:text-indent="-0.3cm" text:label-followed-by="listtab" text:list-tab-stop-position="0.3cm"/>
        </style:list-level-properties>
        <style:text-properties style:font-name="Arial"/>
      </text:list-level-style-bullet>
      <text:list-level-style-bullet text:bullet-char="o" text:level="2" text:style-name="WW8Num6z1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Courier New1"/>
      </text:list-level-style-bullet>
      <text:list-level-style-bullet text:bullet-char="" text:level="3" text:style-name="WW8Num6z2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Wingdings"/>
      </text:list-level-style-bullet>
      <text:list-level-style-bullet text:bullet-char="" text:level="4" text:style-name="WW8Num6z3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ymbol"/>
      </text:list-level-style-bullet>
      <text:list-level-style-bullet text:bullet-char="o" text:level="5" text:style-name="WW8Num6z1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Courier New1"/>
      </text:list-level-style-bullet>
      <text:list-level-style-bullet text:bullet-char="" text:level="6" text:style-name="WW8Num6z2">
        <style:list-level-properties text:list-level-position-and-space-mode="label-alignment">
          <style:list-level-label-alignment fo:margin-left="7.62cm" fo:text-indent="-0.635cm" text:label-followed-by="listtab" text:list-tab-stop-position="7.62cm"/>
        </style:list-level-properties>
        <style:text-properties style:font-name="Wingdings"/>
      </text:list-level-style-bullet>
      <text:list-level-style-bullet text:bullet-char="" text:level="7" text:style-name="WW8Num6z3">
        <style:list-level-properties text:list-level-position-and-space-mode="label-alignment">
          <style:list-level-label-alignment fo:margin-left="8.89cm" fo:text-indent="-0.635cm" text:label-followed-by="listtab" text:list-tab-stop-position="8.89cm"/>
        </style:list-level-properties>
        <style:text-properties style:font-name="Symbol"/>
      </text:list-level-style-bullet>
      <text:list-level-style-bullet text:bullet-char="o" text:level="8" text:style-name="WW8Num6z1">
        <style:list-level-properties text:list-level-position-and-space-mode="label-alignment">
          <style:list-level-label-alignment fo:margin-left="10.16cm" fo:text-indent="-0.635cm" text:label-followed-by="listtab" text:list-tab-stop-position="10.16cm"/>
        </style:list-level-properties>
        <style:text-properties style:font-name="Courier New1"/>
      </text:list-level-style-bullet>
      <text:list-level-style-bullet text:bullet-char="" text:level="9" text:style-name="WW8Num6z2">
        <style:list-level-properties text:list-level-position-and-space-mode="label-alignment">
          <style:list-level-label-alignment fo:margin-left="11.43cm" fo:text-indent="-0.635cm" text:label-followed-by="listtab" text:list-tab-stop-position="11.43cm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7">
      <text:list-level-style-number style:num-format="1" text:level="1" text:style-name="WW8Num7z0">
        <style:list-level-properties text:list-level-position-and-space-mode="label-alignment">
          <style:list-level-label-alignment fo:margin-left="1.251cm" fo:text-indent="-1.251cm" text:label-followed-by="listtab" text:list-tab-stop-position="1.251cm"/>
        </style:list-level-properties>
      </text:list-level-style-number>
      <text:list-level-style-number style:num-format="1" text:display-levels="2" text:level="2" text:style-name="WW8Num7z1">
        <style:list-level-properties text:list-level-position-and-space-mode="label-alignment">
          <style:list-level-label-alignment fo:margin-left="1.3cm" fo:text-indent="-1.3cm" text:label-followed-by="listtab" text:list-tab-stop-position="1.3cm"/>
        </style:list-level-properties>
      </text:list-level-style-number>
      <text:list-level-style-number style:num-format="1" style:num-suffix="." text:display-levels="3" text:level="3" text:style-name="WW8Num7ztrue">
        <style:list-level-properties text:list-level-position-and-space-mode="label-alignment">
          <style:list-level-label-alignment fo:margin-left="2.159cm" fo:text-indent="-0.889cm" text:label-followed-by="listtab" text:list-tab-stop-position="2.159cm"/>
        </style:list-level-properties>
      </text:list-level-style-number>
      <text:list-level-style-number style:num-format="1" style:num-suffix="." text:display-levels="4" text:level="4" text:style-name="WW8Num7ztrue">
        <style:list-level-properties text:list-level-position-and-space-mode="label-alignment">
          <style:list-level-label-alignment fo:margin-left="3.048cm" fo:text-indent="-1.143cm" text:label-followed-by="listtab" text:list-tab-stop-position="3.175cm"/>
        </style:list-level-properties>
      </text:list-level-style-number>
      <text:list-level-style-number style:num-format="1" style:num-suffix="." text:display-levels="5" text:level="5" text:style-name="WW8Num7ztrue">
        <style:list-level-properties text:list-level-position-and-space-mode="label-alignment">
          <style:list-level-label-alignment fo:margin-left="3.937cm" fo:text-indent="-1.397cm" text:label-followed-by="listtab" text:list-tab-stop-position="4.445cm"/>
        </style:list-level-properties>
      </text:list-level-style-number>
      <text:list-level-style-number style:num-format="1" style:num-suffix="." text:display-levels="6" text:level="6" text:style-name="WW8Num7ztrue">
        <style:list-level-properties text:list-level-position-and-space-mode="label-alignment">
          <style:list-level-label-alignment fo:margin-left="4.826cm" fo:text-indent="-1.651cm" text:label-followed-by="listtab" text:list-tab-stop-position="5.08cm"/>
        </style:list-level-properties>
      </text:list-level-style-number>
      <text:list-level-style-number style:num-format="1" style:num-suffix="." text:display-levels="7" text:level="7" text:style-name="WW8Num7ztrue">
        <style:list-level-properties text:list-level-position-and-space-mode="label-alignment">
          <style:list-level-label-alignment fo:margin-left="5.715cm" fo:text-indent="-1.905cm" text:label-followed-by="listtab" text:list-tab-stop-position="6.35cm"/>
        </style:list-level-properties>
      </text:list-level-style-number>
      <text:list-level-style-number style:num-format="1" style:num-suffix="." text:display-levels="8" text:level="8" text:style-name="WW8Num7ztrue">
        <style:list-level-properties text:list-level-position-and-space-mode="label-alignment">
          <style:list-level-label-alignment fo:margin-left="6.604cm" fo:text-indent="-2.159cm" text:label-followed-by="listtab" text:list-tab-stop-position="6.985cm"/>
        </style:list-level-properties>
      </text:list-level-style-number>
      <text:list-level-style-number style:num-format="1" style:num-suffix="." text:display-levels="9" text:level="9" text:style-name="WW8Num7ztrue">
        <style:list-level-properties text:list-level-position-and-space-mode="label-alignment">
          <style:list-level-label-alignment fo:margin-left="7.62cm" fo:text-indent="-2.54cm" text:label-followed-by="listtab" text:list-tab-stop-position="8.25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8" text:consecutive-numbering="true">
      <text:list-level-style-number style:num-format="1" style:num-suffix="." text:level="1" text:style-name="WW8Num8z0">
        <style:list-level-properties text:list-level-position-and-space-mode="label-alignment">
          <style:list-level-label-alignment fo:margin-left="0.531cm" fo:text-indent="-0.531cm" text:label-followed-by="listtab" text:list-tab-stop-position="0.531cm"/>
        </style:list-level-properties>
      </text:list-level-style-number>
      <text:list-level-style-number style:num-format="a" style:num-letter-sync="true" style:num-suffix="." text:level="2" text:style-name="WW8Num8ztrue">
        <style:list-level-properties text:list-level-position-and-space-mode="label-alignment">
          <style:list-level-label-alignment fo:margin-left="3.041cm" fo:text-indent="-0.635cm" text:label-followed-by="listtab" text:list-tab-stop-position="3.041cm"/>
        </style:list-level-properties>
      </text:list-level-style-number>
      <text:list-level-style-number style:num-format="i" style:num-suffix="." text:level="3" text:style-name="WW8Num8ztrue">
        <style:list-level-properties fo:text-align="end" text:list-level-position-and-space-mode="label-alignment">
          <style:list-level-label-alignment fo:margin-left="4.311cm" fo:text-indent="-0.318cm" text:label-followed-by="listtab" text:list-tab-stop-position="4.311cm"/>
        </style:list-level-properties>
      </text:list-level-style-number>
      <text:list-level-style-number style:num-format="1" style:num-suffix="." text:level="4" text:style-name="WW8Num8ztrue">
        <style:list-level-properties text:list-level-position-and-space-mode="label-alignment">
          <style:list-level-label-alignment fo:margin-left="5.581cm" fo:text-indent="-0.635cm" text:label-followed-by="listtab" text:list-tab-stop-position="5.581cm"/>
        </style:list-level-properties>
      </text:list-level-style-number>
      <text:list-level-style-number style:num-format="a" style:num-letter-sync="true" style:num-suffix="." text:level="5" text:style-name="WW8Num8ztrue">
        <style:list-level-properties text:list-level-position-and-space-mode="label-alignment">
          <style:list-level-label-alignment fo:margin-left="6.851cm" fo:text-indent="-0.635cm" text:label-followed-by="listtab" text:list-tab-stop-position="6.851cm"/>
        </style:list-level-properties>
      </text:list-level-style-number>
      <text:list-level-style-number style:num-format="i" style:num-suffix="." text:level="6" text:style-name="WW8Num8ztrue">
        <style:list-level-properties fo:text-align="end" text:list-level-position-and-space-mode="label-alignment">
          <style:list-level-label-alignment fo:margin-left="8.121cm" fo:text-indent="-0.318cm" text:label-followed-by="listtab" text:list-tab-stop-position="8.121cm"/>
        </style:list-level-properties>
      </text:list-level-style-number>
      <text:list-level-style-number style:num-format="1" style:num-suffix="." text:level="7" text:style-name="WW8Num8ztrue">
        <style:list-level-properties text:list-level-position-and-space-mode="label-alignment">
          <style:list-level-label-alignment fo:margin-left="9.391cm" fo:text-indent="-0.635cm" text:label-followed-by="listtab" text:list-tab-stop-position="9.391cm"/>
        </style:list-level-properties>
      </text:list-level-style-number>
      <text:list-level-style-number style:num-format="a" style:num-letter-sync="true" style:num-suffix="." text:level="8" text:style-name="WW8Num8ztrue">
        <style:list-level-properties text:list-level-position-and-space-mode="label-alignment">
          <style:list-level-label-alignment fo:margin-left="10.661cm" fo:text-indent="-0.635cm" text:label-followed-by="listtab" text:list-tab-stop-position="10.661cm"/>
        </style:list-level-properties>
      </text:list-level-style-number>
      <text:list-level-style-number style:num-format="i" style:num-suffix="." text:level="9" text:style-name="WW8Num8ztrue">
        <style:list-level-properties fo:text-align="end" text:list-level-position-and-space-mode="label-alignment">
          <style:list-level-label-alignment fo:margin-left="11.931cm" fo:text-indent="-0.318cm" text:label-followed-by="listtab" text:list-tab-stop-position="11.931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9" text:consecutive-numbering="true">
      <text:list-level-style-bullet text:bullet-char="_" text:level="1" text:style-name="WW8Num9z0">
        <style:list-level-properties text:list-level-position-and-space-mode="label-alignment">
          <style:list-level-label-alignment fo:margin-left="0.6cm" fo:text-indent="-0.3cm" text:label-followed-by="listtab" text:list-tab-stop-position="0.6cm"/>
        </style:list-level-properties>
        <style:text-properties style:font-name="Arial"/>
      </text:list-level-style-bullet>
      <text:list-level-style-bullet text:bullet-char="o" text:level="2" text:style-name="WW8Num9z0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Arial"/>
      </text:list-level-style-bullet>
      <text:list-level-style-bullet text:bullet-char="" text:level="3" text:style-name="WW8Num9z2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Wingdings"/>
      </text:list-level-style-bullet>
      <text:list-level-style-bullet text:bullet-char="" text:level="4" text:style-name="WW8Num9z3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ymbol"/>
      </text:list-level-style-bullet>
      <text:list-level-style-bullet text:bullet-char="o" text:level="5" text:style-name="WW8Num9z4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Courier New1"/>
      </text:list-level-style-bullet>
      <text:list-level-style-bullet text:bullet-char="" text:level="6" text:style-name="WW8Num9z2">
        <style:list-level-properties text:list-level-position-and-space-mode="label-alignment">
          <style:list-level-label-alignment fo:margin-left="7.62cm" fo:text-indent="-0.635cm" text:label-followed-by="listtab" text:list-tab-stop-position="7.62cm"/>
        </style:list-level-properties>
        <style:text-properties style:font-name="Wingdings"/>
      </text:list-level-style-bullet>
      <text:list-level-style-bullet text:bullet-char="" text:level="7" text:style-name="WW8Num9z3">
        <style:list-level-properties text:list-level-position-and-space-mode="label-alignment">
          <style:list-level-label-alignment fo:margin-left="8.89cm" fo:text-indent="-0.635cm" text:label-followed-by="listtab" text:list-tab-stop-position="8.89cm"/>
        </style:list-level-properties>
        <style:text-properties style:font-name="Symbol"/>
      </text:list-level-style-bullet>
      <text:list-level-style-bullet text:bullet-char="o" text:level="8" text:style-name="WW8Num9z4">
        <style:list-level-properties text:list-level-position-and-space-mode="label-alignment">
          <style:list-level-label-alignment fo:margin-left="10.16cm" fo:text-indent="-0.635cm" text:label-followed-by="listtab" text:list-tab-stop-position="10.16cm"/>
        </style:list-level-properties>
        <style:text-properties style:font-name="Courier New1"/>
      </text:list-level-style-bullet>
      <text:list-level-style-bullet text:bullet-char="" text:level="9" text:style-name="WW8Num9z2">
        <style:list-level-properties text:list-level-position-and-space-mode="label-alignment">
          <style:list-level-label-alignment fo:margin-left="11.43cm" fo:text-indent="-0.635cm" text:label-followed-by="listtab" text:list-tab-stop-position="11.43cm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0" text:consecutive-numbering="true">
      <text:list-level-style-number style:num-format="1" style:num-suffix="." text:level="1" text:style-name="WW8Num10z0">
        <style:list-level-properties text:list-level-position-and-space-mode="label-alignment">
          <style:list-level-label-alignment fo:margin-left="1.33cm" fo:text-indent="-0.529cm" text:label-followed-by="listtab" text:list-tab-stop-position="1.33cm"/>
        </style:list-level-properties>
      </text:list-level-style-number>
      <text:list-level-style-bullet text:bullet-char="o" text:level="2" text:style-name="WW8Num10z1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Courier New1"/>
      </text:list-level-style-bullet>
      <text:list-level-style-bullet text:bullet-char="" text:level="3" text:style-name="WW8Num10z2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Wingdings"/>
      </text:list-level-style-bullet>
      <text:list-level-style-bullet text:bullet-char="" text:level="4" text:style-name="WW8Num10z3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ymbol"/>
      </text:list-level-style-bullet>
      <text:list-level-style-bullet text:bullet-char="o" text:level="5" text:style-name="WW8Num10z1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Courier New1"/>
      </text:list-level-style-bullet>
      <text:list-level-style-bullet text:bullet-char="" text:level="6" text:style-name="WW8Num10z2">
        <style:list-level-properties text:list-level-position-and-space-mode="label-alignment">
          <style:list-level-label-alignment fo:margin-left="7.62cm" fo:text-indent="-0.635cm" text:label-followed-by="listtab" text:list-tab-stop-position="7.62cm"/>
        </style:list-level-properties>
        <style:text-properties style:font-name="Wingdings"/>
      </text:list-level-style-bullet>
      <text:list-level-style-bullet text:bullet-char="" text:level="7" text:style-name="WW8Num10z3">
        <style:list-level-properties text:list-level-position-and-space-mode="label-alignment">
          <style:list-level-label-alignment fo:margin-left="8.89cm" fo:text-indent="-0.635cm" text:label-followed-by="listtab" text:list-tab-stop-position="8.89cm"/>
        </style:list-level-properties>
        <style:text-properties style:font-name="Symbol"/>
      </text:list-level-style-bullet>
      <text:list-level-style-bullet text:bullet-char="o" text:level="8" text:style-name="WW8Num10z1">
        <style:list-level-properties text:list-level-position-and-space-mode="label-alignment">
          <style:list-level-label-alignment fo:margin-left="10.16cm" fo:text-indent="-0.635cm" text:label-followed-by="listtab" text:list-tab-stop-position="10.16cm"/>
        </style:list-level-properties>
        <style:text-properties style:font-name="Courier New1"/>
      </text:list-level-style-bullet>
      <text:list-level-style-bullet text:bullet-char="" text:level="9" text:style-name="WW8Num10z2">
        <style:list-level-properties text:list-level-position-and-space-mode="label-alignment">
          <style:list-level-label-alignment fo:margin-left="11.43cm" fo:text-indent="-0.635cm" text:label-followed-by="listtab" text:list-tab-stop-position="11.43cm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1">
      <text:list-level-style-number style:num-format="1" text:level="1" text:style-name="WW8Num11z0">
        <style:list-level-properties text:list-level-position-and-space-mode="label-alignment">
          <style:list-level-label-alignment fo:margin-left="1.251cm" fo:text-indent="-1.251cm" text:label-followed-by="listtab" text:list-tab-stop-position="1.251cm"/>
        </style:list-level-properties>
      </text:list-level-style-number>
      <text:list-level-style-number style:num-format="1" text:display-levels="2" text:level="2" text:style-name="WW8Num11z1">
        <style:list-level-properties text:list-level-position-and-space-mode="label-alignment">
          <style:list-level-label-alignment fo:margin-left="1.3cm" fo:text-indent="-1.3cm" text:label-followed-by="listtab" text:list-tab-stop-position="1.3cm"/>
        </style:list-level-properties>
      </text:list-level-style-number>
      <text:list-level-style-number style:num-format="1" style:num-suffix="." text:display-levels="3" text:level="3" text:style-name="WW8Num11ztrue">
        <style:list-level-properties text:list-level-position-and-space-mode="label-alignment">
          <style:list-level-label-alignment fo:margin-left="2.159cm" fo:text-indent="-0.889cm" text:label-followed-by="listtab" text:list-tab-stop-position="2.159cm"/>
        </style:list-level-properties>
      </text:list-level-style-number>
      <text:list-level-style-number style:num-format="1" style:num-suffix="." text:display-levels="4" text:level="4" text:style-name="WW8Num11ztrue">
        <style:list-level-properties text:list-level-position-and-space-mode="label-alignment">
          <style:list-level-label-alignment fo:margin-left="3.048cm" fo:text-indent="-1.143cm" text:label-followed-by="listtab" text:list-tab-stop-position="3.175cm"/>
        </style:list-level-properties>
      </text:list-level-style-number>
      <text:list-level-style-number style:num-format="1" style:num-suffix="." text:display-levels="5" text:level="5" text:style-name="WW8Num11ztrue">
        <style:list-level-properties text:list-level-position-and-space-mode="label-alignment">
          <style:list-level-label-alignment fo:margin-left="3.937cm" fo:text-indent="-1.397cm" text:label-followed-by="listtab" text:list-tab-stop-position="4.445cm"/>
        </style:list-level-properties>
      </text:list-level-style-number>
      <text:list-level-style-number style:num-format="1" style:num-suffix="." text:display-levels="6" text:level="6" text:style-name="WW8Num11ztrue">
        <style:list-level-properties text:list-level-position-and-space-mode="label-alignment">
          <style:list-level-label-alignment fo:margin-left="4.826cm" fo:text-indent="-1.651cm" text:label-followed-by="listtab" text:list-tab-stop-position="5.08cm"/>
        </style:list-level-properties>
      </text:list-level-style-number>
      <text:list-level-style-number style:num-format="1" style:num-suffix="." text:display-levels="7" text:level="7" text:style-name="WW8Num11ztrue">
        <style:list-level-properties text:list-level-position-and-space-mode="label-alignment">
          <style:list-level-label-alignment fo:margin-left="5.715cm" fo:text-indent="-1.905cm" text:label-followed-by="listtab" text:list-tab-stop-position="6.35cm"/>
        </style:list-level-properties>
      </text:list-level-style-number>
      <text:list-level-style-number style:num-format="1" style:num-suffix="." text:display-levels="8" text:level="8" text:style-name="WW8Num11ztrue">
        <style:list-level-properties text:list-level-position-and-space-mode="label-alignment">
          <style:list-level-label-alignment fo:margin-left="6.604cm" fo:text-indent="-2.159cm" text:label-followed-by="listtab" text:list-tab-stop-position="6.985cm"/>
        </style:list-level-properties>
      </text:list-level-style-number>
      <text:list-level-style-number style:num-format="1" style:num-suffix="." text:display-levels="9" text:level="9" text:style-name="WW8Num11ztrue">
        <style:list-level-properties text:list-level-position-and-space-mode="label-alignment">
          <style:list-level-label-alignment fo:margin-left="7.62cm" fo:text-indent="-2.54cm" text:label-followed-by="listtab" text:list-tab-stop-position="8.25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2" text:consecutive-numbering="true">
      <text:list-level-style-number style:num-format="i" style:num-suffix="." text:level="1" text:style-name="WW8Num12z0">
        <style:list-level-properties text:list-level-position-and-space-mode="label-alignment">
          <style:list-level-label-alignment fo:margin-left="2.39cm" fo:text-indent="-0.529cm" text:label-followed-by="listtab" text:list-tab-stop-position="2.39cm"/>
        </style:list-level-properties>
      </text:list-level-style-number>
      <text:list-level-style-number style:num-format="a" style:num-letter-sync="true" style:num-suffix="." text:level="2" text:style-name="WW8Num12ztrue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i" style:num-suffix="." text:level="3" text:style-name="WW8Num12ztrue">
        <style:list-level-properties fo:text-align="end" text:list-level-position-and-space-mode="label-alignment">
          <style:list-level-label-alignment fo:margin-left="3.81cm" fo:text-indent="-0.318cm" text:label-followed-by="listtab" text:list-tab-stop-position="3.81cm"/>
        </style:list-level-properties>
      </text:list-level-style-number>
      <text:list-level-style-number style:num-format="1" style:num-suffix="." text:level="4" text:style-name="WW8Num12ztrue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a" style:num-letter-sync="true" style:num-suffix="." text:level="5" text:style-name="WW8Num12ztrue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i" style:num-suffix="." text:level="6" text:style-name="WW8Num12ztrue">
        <style:list-level-properties fo:text-align="end" text:list-level-position-and-space-mode="label-alignment">
          <style:list-level-label-alignment fo:margin-left="7.62cm" fo:text-indent="-0.318cm" text:label-followed-by="listtab" text:list-tab-stop-position="7.62cm"/>
        </style:list-level-properties>
      </text:list-level-style-number>
      <text:list-level-style-number style:num-format="1" style:num-suffix="." text:level="7" text:style-name="WW8Num12ztrue">
        <style:list-level-properties text:list-level-position-and-space-mode="label-alignment">
          <style:list-level-label-alignment fo:margin-left="8.89cm" fo:text-indent="-0.635cm" text:label-followed-by="listtab" text:list-tab-stop-position="8.89cm"/>
        </style:list-level-properties>
      </text:list-level-style-number>
      <text:list-level-style-number style:num-format="a" style:num-letter-sync="true" style:num-suffix="." text:level="8" text:style-name="WW8Num12ztrue">
        <style:list-level-properties text:list-level-position-and-space-mode="label-alignment">
          <style:list-level-label-alignment fo:margin-left="10.16cm" fo:text-indent="-0.635cm" text:label-followed-by="listtab" text:list-tab-stop-position="10.16cm"/>
        </style:list-level-properties>
      </text:list-level-style-number>
      <text:list-level-style-number style:num-format="i" style:num-suffix="." text:level="9" text:style-name="WW8Num12ztrue">
        <style:list-level-properties fo:text-align="end" text:list-level-position-and-space-mode="label-alignment">
          <style:list-level-label-alignment fo:margin-left="11.43cm" fo:text-indent="-0.318cm" text:label-followed-by="listtab" text:list-tab-stop-position="11.43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family="paragraph" style:name="MP1" style:parent-style-name="Header">
      <style:paragraph-properties fo:line-height="0.423cm" fo:margin-bottom="0.141cm" fo:margin-left="11.502cm" fo:margin-right="-1.15cm" fo:margin-top="0cm" fo:text-indent="0cm" style:auto-text-indent="false" style:contextual-spacing="false">
        <style:tab-stops/>
      </style:paragraph-properties>
    </style:style>
    <style:style style:family="text" style:name="MT1"/>
    <style:page-layout style:name="Mpm1">
      <style:page-layout-properties fo:margin-bottom="1.251cm" fo:margin-left="3cm" fo:margin-right="1.27cm" fo:margin-top="1.251cm" fo:page-height="29.7cm" fo:page-width="21.001cm" style:footnote-max-height="0cm" style:layout-grid-base-height="0.635cm" style:layout-grid-base-width="0.318cm" style:layout-grid-color="#c0c0c0" style:layout-grid-display="false" style:layout-grid-lines="42" style:layout-grid-mode="none" style:layout-grid-print="false" style:layout-grid-ruby-below="false" style:layout-grid-ruby-height="0cm" style:layout-grid-snap-to="true" style:layout-grid-snap-to-characters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>
        <style:header-footer-properties fo:margin-bottom="3.422cm" fo:margin-left="0cm" fo:margin-right="0cm" fo:min-height="3.521cm" style:dynamic-spacing="true"/>
      </style:header-style>
      <style:footer-style>
        <style:header-footer-properties fo:margin-left="0cm" fo:margin-right="0cm" fo:margin-top="0.651cm" fo:min-height="0.75cm" style:dynamic-spacing="true"/>
      </style:footer-style>
    </style:page-layout>
  </office:automatic-styles>
  <office:master-styles>
    <style:master-page style:name="Standard" style:page-layout-name="Mpm1">
      <style:header>
        <text:p text:style-name="KopfzeileAnfangAbstand">Checkliste für den CodingGuide </text:p>
        <text:p text:style-name="MP1"><text:span text:style-name="Page_20_Number">Seite </text:span><text:span text:style-name="Page_20_Number"><text:page-number text:select-page="current"/></text:span><text:span text:style-name="Page_20_Number"> von </text:span><text:span text:style-name="Page_20_Number"><text:page-count style:num-format="1">1</text:page-count></text:span></text:p>
      </style:header>
      <style:footer>
        <text:p text:style-name="Footer"/>
      </style:footer>
    </style:master-page>
    <style:master-page style:display-name="First Page" style:name="First_20_Page" style:next-style-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editing-duration>P0DT0H0M0.333S</meta:editing-duration>
  </office:meta>
</office:document-meta>
</file>